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handas" fo:font-size="13pt" officeooo:paragraph-rsid="000bfb78" style:font-size-asian="13pt" style:font-size-complex="13pt"/>
    </style:style>
    <style:style style:name="P2"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3"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204b"/>
    </style:style>
    <style:style style:name="P4"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5"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ef0a6"/>
    </style:style>
    <style:style style:name="P6"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18654"/>
    </style:style>
    <style:style style:name="P7" style:family="paragraph" style:parent-style-name="Text_20_body">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8"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3pt" fo:letter-spacing="normal" fo:font-style="normal" fo:font-weight="normal" officeooo:rsid="000d204b" officeooo:paragraph-rsid="000d204b" style:font-size-asian="13pt" style:font-size-complex="13pt"/>
    </style:style>
    <style:style style:name="P9" style:family="paragraph" style:parent-style-name="Text_20_body" style:list-style-name="L1">
      <style:paragraph-properties fo:text-align="start" style:justify-single-word="false"/>
      <style:text-properties officeooo:rsid="000bfb78" officeooo:paragraph-rsid="000bfb78"/>
    </style:style>
    <style:style style:name="P10"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style>
    <style:style style:name="P11"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12" style:family="paragraph" style:parent-style-name="Text_20_body" style:list-style-name="L3">
      <style:paragraph-properties fo:margin-top="0.052in" fo:margin-bottom="0.052in" loext:contextual-spacing="false" fo:line-height="140%" fo:text-align="start" style:justify-single-word="false" fo:orphans="2" fo:widows="2" fo:padding="0in" fo:border="none"/>
    </style:style>
    <style:style style:name="P13" style:family="paragraph" style:parent-style-name="Text_20_body" style:list-style-name="L7">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14"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15"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16"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84d03"/>
    </style:style>
    <style:style style:name="P17"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18"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19"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20" style:family="paragraph" style:parent-style-name="Text_20_body" style:list-style-name="L2">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bfb78" style:font-size-asian="12pt" style:font-size-complex="12pt"/>
    </style:style>
    <style:style style:name="P21"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df45a" style:font-size-asian="12pt" style:font-size-complex="12pt"/>
    </style:style>
    <style:style style:name="P22" style:family="paragraph" style:parent-style-name="Text_20_body" style:list-style-name="L5">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P23"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17eb0a" officeooo:paragraph-rsid="0017eb0a" style:font-size-asian="12pt" style:font-size-complex="12pt"/>
    </style:style>
    <style:style style:name="P24"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style:font-size-asian="12pt" style:font-size-complex="12pt"/>
    </style:style>
    <style:style style:name="P25"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paragraph-rsid="000d204b" style:font-size-asian="12pt" style:font-size-complex="12pt"/>
    </style:style>
    <style:style style:name="P26"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rsid="001b487e" officeooo:paragraph-rsid="001b487e" style:font-size-asian="12pt" style:font-size-complex="12pt"/>
    </style:style>
    <style:style style:name="P27" style:family="paragraph" style:parent-style-name="Text_20_body" style:list-style-name="L5">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28"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29"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P30"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216a73" officeooo:paragraph-rsid="00216a73" style:font-size-asian="12pt" style:font-size-complex="12pt"/>
    </style:style>
    <style:style style:name="P31"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paragraph-rsid="0025e948"/>
    </style:style>
    <style:style style:name="P32"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3pt" fo:letter-spacing="normal" fo:font-style="normal" fo:font-weight="normal" officeooo:rsid="000d204b" officeooo:paragraph-rsid="000d204b" style:font-size-asian="13pt" style:font-size-complex="13pt"/>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style:text-line-through-style="none" style:text-line-through-type="none" style:font-name="Chandas" fo:font-size="13pt" fo:letter-spacing="normal" fo:font-style="normal" style:text-underline-style="none" fo:font-weight="normal" style:text-blinking="false" fo:background-color="transparent" loext:char-shading-value="0" style:font-size-asian="13pt" style:font-size-complex="13pt"/>
    </style:style>
    <style:style style:name="T3" style:family="text">
      <style:text-properties fo:font-variant="normal" fo:text-transform="none" fo:color="#000011" style:font-name="Chandas" fo:font-size="12pt" fo:letter-spacing="normal" fo:font-style="normal" fo:font-weight="normal" style:font-size-asian="12pt" style:font-size-complex="12pt"/>
    </style:style>
    <style:style style:name="T4" style:family="text">
      <style:text-properties fo:font-variant="normal" fo:text-transform="none" fo:color="#000011" style:font-name="Chandas" fo:font-size="12pt" fo:letter-spacing="normal" fo:font-style="normal" fo:font-weight="normal" officeooo:rsid="000d204b" style:font-size-asian="12pt" style:font-size-complex="12pt"/>
    </style:style>
    <style:style style:name="T5" style:family="text">
      <style:text-properties fo:font-variant="normal" fo:text-transform="none" fo:color="#000011" style:font-name="Chandas" fo:font-size="12pt" fo:letter-spacing="normal" fo:font-style="normal" fo:font-weight="normal" officeooo:rsid="000ef0a6" style:font-size-asian="12pt" style:font-size-complex="12pt"/>
    </style:style>
    <style:style style:name="T6" style:family="text">
      <style:text-properties fo:font-variant="normal" fo:text-transform="none" fo:color="#000011" style:font-name="Chandas" fo:font-size="12pt" fo:letter-spacing="normal" fo:font-style="normal" fo:font-weight="normal" officeooo:rsid="0010d432" style:font-size-asian="12pt" style:font-size-complex="12pt"/>
    </style:style>
    <style:style style:name="T7" style:family="text">
      <style:text-properties fo:font-variant="normal" fo:text-transform="none" fo:color="#000011" style:font-name="Chandas" fo:font-size="12pt" fo:letter-spacing="normal" fo:font-style="normal" fo:font-weight="normal" officeooo:rsid="00118654" style:font-size-asian="12pt" style:font-size-complex="12pt"/>
    </style:style>
    <style:style style:name="T8" style:family="text">
      <style:text-properties fo:font-variant="normal" fo:text-transform="none" fo:color="#000011" style:font-name="Chandas" fo:font-size="12pt" fo:letter-spacing="normal" fo:font-style="normal" fo:font-weight="normal" officeooo:rsid="0017eb0a" style:font-size-asian="12pt" style:font-size-complex="12pt"/>
    </style:style>
    <style:style style:name="T9" style:family="text">
      <style:text-properties fo:font-variant="normal" fo:text-transform="none" fo:color="#000011" style:font-name="Chandas" fo:font-size="12pt" fo:letter-spacing="normal" fo:font-style="normal" fo:font-weight="normal" officeooo:rsid="00184d03" style:font-size-asian="12pt" style:font-size-complex="12pt"/>
    </style:style>
    <style:style style:name="T10" style:family="text">
      <style:text-properties fo:font-variant="normal" fo:text-transform="none" fo:color="#000011" style:font-name="Chandas" fo:font-size="12pt" fo:letter-spacing="normal" fo:font-style="normal" fo:font-weight="normal" officeooo:rsid="0019caef" style:font-size-asian="12pt" style:font-size-complex="12pt"/>
    </style:style>
    <style:style style:name="T11" style:family="text">
      <style:text-properties fo:font-variant="normal" fo:text-transform="none" fo:color="#000011" style:font-name="Chandas" fo:font-size="13pt" fo:letter-spacing="normal" fo:font-style="normal" fo:font-weight="normal" officeooo:rsid="000bfb78" style:font-size-asian="13pt" style:font-size-complex="13pt"/>
    </style:style>
    <style:style style:name="T12" style:family="text">
      <style:text-properties fo:font-variant="normal" fo:text-transform="none" fo:color="#000011" style:font-name="Chandas" fo:font-size="13pt" fo:letter-spacing="normal" fo:font-style="normal" fo:font-weight="normal" officeooo:rsid="000d204b" style:font-size-asian="13pt" style:font-size-complex="13pt"/>
    </style:style>
    <style:style style:name="T13" style:family="text">
      <style:text-properties fo:font-variant="normal" fo:text-transform="none" fo:color="#000011" style:font-name="Chandas" fo:font-size="13pt" fo:letter-spacing="normal" fo:font-style="normal" fo:font-weight="normal" officeooo:rsid="0023ff97" style:font-size-asian="13pt" style:font-size-complex="13pt"/>
    </style:style>
    <style:style style:name="T14" style:family="text">
      <style:text-properties fo:font-variant="normal" fo:text-transform="none" fo:color="#000011" style:text-line-through-style="none" style:text-line-through-type="none" style:font-name="Chandas" fo:font-size="13pt" fo:letter-spacing="normal" fo:font-style="normal" style:text-underline-style="none" fo:font-weight="normal" officeooo:rsid="000d204b" style:text-blinking="false" fo:background-color="transparent" loext:char-shading-value="0" style:font-size-asian="13pt" style:font-size-complex="13pt"/>
    </style:style>
    <style:style style:name="T15" style:family="text">
      <style:text-properties fo:font-variant="normal" fo:text-transform="none" fo:color="#000011" fo:letter-spacing="normal" fo:font-style="normal" fo:font-weight="normal" style:font-weight-asian="normal" style:font-weight-complex="normal"/>
    </style:style>
    <style:style style:name="T16" style:family="text">
      <style:text-properties fo:font-variant="normal" fo:text-transform="none" fo:color="#000011" fo:letter-spacing="normal" fo:font-style="normal" fo:font-weight="normal" officeooo:rsid="000df45a" style:font-weight-asian="normal" style:font-weight-complex="normal"/>
    </style:style>
    <style:style style:name="T17" style:family="text">
      <style:text-properties fo:font-variant="normal" fo:text-transform="none" fo:color="#111111" style:font-name="Chandas" fo:font-size="12pt" fo:letter-spacing="normal" fo:font-style="normal" fo:font-weight="normal" officeooo:rsid="000d204b" style:font-size-asian="12pt" style:font-size-complex="12pt"/>
    </style:style>
    <style:style style:name="T18" style:family="text">
      <style:text-properties fo:font-weight="normal" officeooo:rsid="000bfb78" style:font-weight-asian="normal" style:font-weight-complex="normal"/>
    </style:style>
    <style:style style:name="T19" style:family="text">
      <style:text-properties style:font-name="Chandas" fo:font-size="13pt" officeooo:rsid="000df45a" style:font-size-asian="13pt" style:font-size-complex="13pt"/>
    </style:style>
    <style:style style:name="T20" style:family="text">
      <style:text-properties style:text-position="super 58%"/>
    </style:style>
    <style:style style:name="T21" style:family="text">
      <style:text-properties officeooo:rsid="00184d03"/>
    </style:style>
    <style:style style:name="T22" style:family="text">
      <style:text-properties officeooo:rsid="001d2b35"/>
    </style:style>
    <style:style style:name="T23" style:family="text">
      <style:text-properties officeooo:rsid="00204c5b"/>
    </style:style>
    <style:style style:name="T24" style:family="text">
      <style:text-properties officeooo:rsid="0021d5f6"/>
    </style:style>
    <style:style style:name="T25" style:family="text">
      <style:text-properties fo:color="#222222" style:font-name="sans-serif" fo:font-size="10.5pt"/>
    </style:style>
    <style:style style:name="T26" style:family="text">
      <style:text-properties fo:color="#222222" style:font-name="Chandas" fo:font-size="10.5pt"/>
    </style:style>
    <style:style style:name="T27" style:family="text">
      <style:text-properties fo:color="#222222" style:font-name="Chandas" fo:font-size="10pt" style:font-size-asian="10pt" style:font-size-complex="10pt"/>
    </style:style>
    <style:style style:name="T28" style:family="text">
      <style:text-properties fo:color="#222222" style:font-name="Chandas" style:font-size-asian="12pt" style:font-size-complex="12pt"/>
    </style:style>
    <style:style style:name="T29" style:family="text">
      <style:text-properties fo:color="#222222" style:font-name="Chandas" officeooo:rsid="0023ff97" style:font-size-asian="12pt" style:font-size-complex="12pt"/>
    </style:style>
    <style:style style:name="T30" style:family="text">
      <style:text-properties fo:color="#222222" style:font-name="Chandas" officeooo:rsid="0025e948" style:font-size-asian="12pt" style:font-size-complex="12pt"/>
    </style:style>
    <style:style style:name="T31" style:family="text">
      <style:text-properties officeooo:rsid="0023ff97"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UNIT 1: </text:span><text:span text:style-name="T1">APPROACHING TO IT</text:span></text:p>
      <text:list xml:id="list1128408828" text:style-name="L1">
        <text:list-item>
          <text:p text:style-name="P9"><text:span text:style-name="Emphasis"><text:span text:style-name="T3">What is your major?</text:span></text:span></text:p>
        </text:list-item>
        <text:list-item>
          <text:p text:style-name="P10"><text:span text:style-name="Emphasis"><text:span text:style-name="T3">What do you study in your major?</text:span></text:span></text:p>
        </text:list-item>
        <text:list-item>
          <text:p text:style-name="P10"><text:span text:style-name="Emphasis"><text:span text:style-name="T3">What kinds of job can you do after graduation?</text:span></text:span></text:p>
        </text:list-item>
        <text:list-item>
          <text:p text:style-name="P11"><text:span text:style-name="Emphasis"><text:span text:style-name="T3">What are your job duties?</text:span></text:span></text:p>
        </text:list-item>
        <text:list-item>
          <text:p text:style-name="P11"><text:span text:style-name="Emphasis"><text:span text:style-name="T3">Do you like your major? Why/ Why not?</text:span></text:span></text:p>
        </text:list-item>
      </text:list>
      <text:p text:style-name="P5"><text:span text:style-name="Emphasis"><text:span text:style-name="T5">My name is Hung, I’m a second – year student and I study Computer Science at Ha Noi University of Industry. Computer Science is a major that studies computer and computational systems, both hardware and software. We have to study a lot of subject about my major such as: Computer Programming, Basic Language, Calculus and Discrete math, …</text:span></text:span></text:p>
      <text:p text:style-name="P5"><text:span text:style-name="Emphasis"><text:span text:style-name="T5">There are many different job possibilities for the Computer Science major. Example: Software Developer, </text:span></text:span><text:span text:style-name="Emphasis"><text:span text:style-name="T6">Database Administrator, Computer Hardware engineer, … After graduation, I hope that, I can work for a big company and Software Developer or Computer Programer is a job I want to do – </text:span></text:span><text:soft-page-break/><text:span text:style-name="Emphasis"><text:span text:style-name="T7">this is my simple dream. I will responsible for writing code, testing code and developing system.</text:span></text:span></text:p>
      <text:p text:style-name="P6"><text:span text:style-name="Emphasis"><text:span text:style-name="T7">I don’t just like my major, I like all of computer because </text:span></text:span><text:span text:style-name="Emphasis"><text:span text:style-name="T8">I have a big passion with computer. T want to know everything about computer and I choose this major.</text:span></text:span></text:p>
      <text:p text:style-name="P2"><text:span text:style-name="Emphasis"><text:span text:style-name="T11">UNIT 2: INSIDE THE COMPUTER</text:span></text:span></text:p>
      <text:list xml:id="list2130249792" text:style-name="L2">
        <text:list-item>
          <text:p text:style-name="P20">What is its color, size, materials and brand?</text:p>
        </text:list-item>
        <text:list-item>
          <text:p text:style-name="P20">What are key components of a computer?</text:p>
        </text:list-item>
        <text:list-item>
          <text:p text:style-name="P20">What are the functions of each component?</text:p>
        </text:list-item>
        <text:list-item>
          <text:p text:style-name="P20">What is the processor speed/hard drive capacity/memory size of your computer?</text:p>
        </text:list-item>
      </text:list>
      <text:p text:style-name="P23">I have a laptop, it’s type of medium and just quite cheap with a student. This is a device of ASUS company, it’s has a big screen about 15.6 inchs or we also call it is “FULL HD” screen. it’s perfect design with rectangular shape, gold color. Its looks so stronger, great and made of aluminum and plastic. There are alots components and it has a few key <text:soft-page-break/>components. The first, my computer use CPU intel core i5 – there is a chip season 8<text:span text:style-name="T20">th</text:span> of intel, lastest model. Next, this computer use NVIDIA graphics card 940MX, bring great image, display everything on the screen. The final, I did update to 1TB disk drive and 8GB of RAM. How ever, my hard drive use HDD drive, really slow when I restart computer. It waste about 3 <text:span text:style-name="T21">or</text:span> <text:span text:style-name="T21">4</text:span> minutes <text:span text:style-name="T21">to perform active. I will expantable up to SSD in the future. The processor of this computer run at 3.4GHz, so good.</text:span></text:p>
      <text:p text:style-name="P1"><text:span text:style-name="T18">UNIT 3: </text:span><text:span text:style-name="T1">INPUT AND OUTPUT DEVICES</text:span></text:p>
      <text:list xml:id="list2161092865" text:style-name="L3">
        <text:list-item>
          <text:p text:style-name="P12"><text:span text:style-name="Emphasis"><text:span text:style-name="T3">What is its shape? What is it made of? (size, shape, materials)</text:span></text:span></text:p>
        </text:list-item>
        <text:list-item>
          <text:p text:style-name="P12"><text:span text:style-name="Emphasis"><text:span text:style-name="T3">What are its specifications, functions and key features? (dimensions, weight, resolution, OS compatibility, component, capability,…)</text:span></text:span></text:p>
        </text:list-item>
        <text:list-item>
          <text:p text:style-name="P12"><text:span text:style-name="Emphasis"><text:span text:style-name="T3">What are its advantages and disadvantages?</text:span></text:span></text:p>
        </text:list-item>
        <text:list-item>
          <text:p text:style-name="P12"><text:span text:style-name="Emphasis"><text:span text:style-name="T3">Why do you like it? (compare with other products)</text:span></text:span></text:p>
        </text:list-item>
      </text:list>
      <text:p text:style-name="P16"><text:span text:style-name="Emphasis"><text:span text:style-name="T9">I have a input device, that is M875 keyboard of Fuhlen. I use it for my computer because some reason. The first, it’s so cheap with other mechanical keyboards. The second, this keyboard doesn’t has number </text:span></text:span><text:soft-page-break/><text:span text:style-name="Emphasis"><text:span text:style-name="T9">keys, so that its really compact and easy to carry. Beside, its made of plastic but it look pretty solid. However, it use LED RGB </text:span></text:span><text:span text:style-name="Emphasis"><text:span text:style-name="T10">very nice but it also noisy when use at night. Final, it quite comfortable for work or entertaining.</text:span></text:span></text:p>
      <text:p text:style-name="P3"><text:span text:style-name="Emphasis"><text:span text:style-name="T12">UNIT 4: </text:span></text:span><text:a xlink:type="simple" xlink:href="http://eop.edu.vn/study/unit?id=dgwOlpKlNemVkKJxJVOzZ15Q%3D%3D" text:style-name="Internet_20_link" text:visited-style-name="Visited_20_Internet_20_Link"><text:span text:style-name="Emphasis"><text:span text:style-name="T14">Storage devices</text:span></text:span></text:a></text:p>
      <text:list xml:id="list15125295" text:style-name="L4">
        <text:list-item>
          <text:p text:style-name="P24">What storage device do you like most?</text:p>
        </text:list-item>
        <text:list-item>
          <text:p text:style-name="P25">How much memory does it have?</text:p>
        </text:list-item>
        <text:list-item>
          <text:p text:style-name="P25">What are its advantages and disadvantages?</text:p>
        </text:list-item>
        <text:list-item>
          <text:p text:style-name="P24">Why do you like it (compare with other storage devices)?</text:p>
        </text:list-item>
      </text:list>
      <text:p text:style-name="P26">My laptop use magnetic storage device. <text:span text:style-name="T23">it</text:span> is hard drive, its can hold 1TB of data, so high capacities. But, speed read of hard drive very slow. If has condition, I want to upgrade hard drive to SSD drive. When my computer equip SSD, the processor speed write and read data will be super fast. <text:span text:style-name="T22">If you use HDD, you will waste about 3 to 4 minutes for open application or restart computer, that is disadvantage of HDD. When you use SSD replace HDD, you will feel everything really difficult. You can open any application </text:span><text:soft-page-break/><text:span text:style-name="T22">or boot your computer, it’s just need 30s to do everything. But price of a SSD not cheap, with normal SSD disk 128gb you must pay about 50 to 60$ - this is the only disadvantage of SSD. I like it because my computer use HDD too slow and with SSD it’s really fast.</text:span></text:p>
      <text:p text:style-name="P8">UNIT 5: SYSTEM SOFTWARE</text:p>
      <text:list xml:id="list3761690838" text:style-name="L5">
        <text:list-item>
          <text:p text:style-name="P22">What is the operating system?</text:p>
        </text:list-item>
        <text:list-item>
          <text:p text:style-name="P27">Which platform was it most used for? (mobile, home computer, server network)</text:p>
        </text:list-item>
        <text:list-item>
          <text:p text:style-name="P27">Which company developed it?</text:p>
        </text:list-item>
        <text:list-item>
          <text:p text:style-name="P27">When was it developed and became popular?</text:p>
        </text:list-item>
        <text:list-item>
          <text:p text:style-name="P27">What kind of user interface does it use?</text:p>
        </text:list-item>
        <text:list-item>
          <text:p text:style-name="P27">How do you feel when using it?</text:p>
        </text:list-item>
      </text:list>
      <text:p text:style-name="P30">There are many operating system popular in the world such as: Window, linux, macOS, android, ios,… so operating system the most popular is Window invention by Bin-Gate, this is the father of window and he also <text:soft-page-break/><text:span text:style-name="T24">founder Micosoft group. Window developed by Micosoft company. The first window version was born in 1990, this time OS very simple. After 20 year, nowaday this OS really develop with many version for PC, laptop,.. with 67 percent user market, hard ware, soft ware,.. in the world. I thing, this OS friendly, comfortable and easy to use for newbie. This OS is a platform promising with user interface for installing an application or product. But something not free and you have to pay quite expensive to buy application. When you use crack version, it’s safe and that is ideal environment for virus attack.</text:span></text:p>
      <text:p text:style-name="P32">UNIT 6: PROGRAMMING SOFTWARE</text:p>
      <text:list xml:id="list2368008294" text:style-name="L6">
        <text:list-item>
          <text:p text:style-name="P29">How many types of computer languages are there?</text:p>
        </text:list-item>
        <text:list-item>
          <text:p text:style-name="P28">What computer language do you know best?</text:p>
        </text:list-item>
        <text:list-item>
          <text:p text:style-name="P28">By whom was it developed?</text:p>
        </text:list-item>
        <text:list-item>
          <text:p text:style-name="P28">When was it developed?</text:p>
        </text:list-item>
        <text:list-item>
          <text:p text:style-name="P28">What is it used for?</text:p>
        </text:list-item>
      </text:list>
      <text:p text:style-name="P31"><text:soft-page-break/><text:span text:style-name="T31">There are many computer languages in major information technology. And <text:s/>I know some computer language popular in the world: C/C++, python, java, java scrip, ruby,.. and I thing C++ is a best language to programming. This is middle-level language develop by </text:span><text:span text:style-name="T28">Stroustrup </text:span><text:span text:style-name="T29">in 1979 </text:span><text:span text:style-name="T30">with</text:span><text:span text:style-name="T29"> idea of creating a new language stems from the programming experience when he wrote his doctoral thesis. </text:span><text:span text:style-name="T30">C++ d</text:span><text:span text:style-name="T29">esigned with priority for programming systems and embedded systems, compatible for both limited and large resource systems, with high performance, efficiency and flexibility.</text:span></text:p>
      <text:p text:style-name="P3"><text:span text:style-name="Emphasis"><text:span text:style-name="T12">UNIT 7: NETWORKING</text:span></text:span></text:p>
      <text:p text:style-name="P3"><text:span text:style-name="Emphasis"><text:span text:style-name="T4">Write </text:span></text:span><text:span text:style-name="Emphasis"><text:span text:style-name="T17">advantages or disadvantages of network</text:span></text:span><text:span text:style-name="Emphasis"><text:span text:style-name="T4">.</text:span></text:span></text:p>
      <text:list xml:id="list3551160636" text:style-name="L7">
        <text:list-item>
          <text:p text:style-name="P13"><text:span text:style-name="Emphasis"><text:span text:style-name="T4">Advantages: </text:span></text:span></text:p>
        </text:list-item>
      </text:list>
      <text:list xml:id="list4001907178" text:style-name="L8">
        <text:list-item>
          <text:p text:style-name="P14"><text:span text:style-name="Emphasis"><text:span text:style-name="T17">Allow data to be shared</text:span></text:span></text:p>
        </text:list-item>
        <text:list-item>
          <text:p text:style-name="P21">Users can share software on the servers</text:p>
        </text:list-item>
      </text:list>
      <text:list xml:id="list83410768628463" text:continue-list="list3551160636" text:style-name="L7">
        <text:list-item>
          <text:p text:style-name="P13"><text:span text:style-name="Emphasis"><text:span text:style-name="T4">Disadvantages:</text:span></text:span></text:p>
        </text:list-item>
      </text:list>
      <text:list xml:id="list2493629482" text:style-name="L9">
        <text:list-item>
          <text:p text:style-name="P15"><text:span text:style-name="Emphasis"><text:span text:style-name="T4">Permits viruses to spread quickly</text:span></text:span></text:p>
        </text:list-item>
        <text:list-item>
          <text:p text:style-name="P17"><text:soft-page-break/>Server failure means no one can work</text:p>
        </text:list-item>
      </text:list>
      <text:p text:style-name="P4"><text:span text:style-name="T19">UNIT 8: </text:span><text:bookmark text:name="dunittitle"/><text:a xlink:type="simple" xlink:href="http://eop.edu.vn/study/unit?id=dg/BSQsZO1ZMDmFo8pmiydwA%3D%3D" text:style-name="Internet_20_link" text:visited-style-name="Visited_20_Internet_20_Link"><text:span text:style-name="T2">Technical reports</text:span></text:a></text:p>
      <text:p text:style-name="P7"><text:span text:style-name="Strong_20_Emphasis"><text:span text:style-name="T15">Write a report based on completed notes.</text:span></text:span></text:p>
      <text:list xml:id="list1197078155" text:style-name="L10">
        <text:list-item>
          <text:p text:style-name="P19"><text:span text:style-name="Strong_20_Emphasis"><text:span text:style-name="T15">Date of call</text:span></text:span></text:p>
        </text:list-item>
        <text:list-item>
          <text:p text:style-name="P19"><text:span text:style-name="Strong_20_Emphasis"><text:span text:style-name="T15">Time commenced</text:span></text:span></text:p>
        </text:list-item>
        <text:list-item>
          <text:p text:style-name="P19"><text:span text:style-name="Strong_20_Emphasis"><text:span text:style-name="T15">Problem</text:span></text:span></text:p>
        </text:list-item>
        <text:list-item>
          <text:p text:style-name="P19"><text:span text:style-name="Strong_20_Emphasis"><text:span text:style-name="T15">Fault diagnosis</text:span></text:span></text:p>
        </text:list-item>
        <text:list-item>
          <text:p text:style-name="P18"><text:span text:style-name="Strong_20_Emphasis"><text:span text:style-name="T16">Advic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5:12:19.987102308</meta:creation-date>
    <dc:date>2019-03-01T08:34:01.755829619</dc:date>
    <meta:editing-duration>PT25M32S</meta:editing-duration>
    <meta:editing-cycles>3</meta:editing-cycles>
    <meta:generator>LibreOffice/6.0.7.3$Linux_X86_64 LibreOffice_project/00m0$Build-3</meta:generator>
    <meta:document-statistic meta:table-count="0" meta:image-count="0" meta:object-count="0" meta:page-count="8" meta:paragraph-count="57" meta:word-count="1093" meta:character-count="6106" meta:non-whitespace-character-count="5104"/>
  </office:meta>
</office:document-meta>
</file>